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3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4.0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76">
      <number:year number:style="long"/>
      <number:text>년 </number:text>
      <number:month/>
      <number:text>월 </number:text>
      <number:day/>
      <number:text>일</number:text>
    </number:date-style>
    <style:style style:name="ce1" style:family="table-cell" style:parent-style-name="Default" style:data-style-name="N7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>
            <text:p>Default = fals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tamp00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tamp01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tamp02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tamp03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number-columns-repeated="2" office:value-type="string">
            <text:p>.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tamp00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stampCount</text:p>
          </table:table-cell>
          <table:table-cell office:value-type="string">
            <text:p>Default = 0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office:value-type="string">
            <text:p>Default = false(String)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stampInfo1</text:p>
          </table:table-cell>
          <table:table-cell table:style-name="ce1" office:value-type="date" office:date-value="2011-11-11">
            <text:p>2011년 11월 11일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stampInfo2</text:p>
          </table:table-cell>
          <table:table-cell table:style-name="ce1" office:value-type="date" office:date-value="2011-11-11">
            <text:p>2011년 11월 11일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stampInfo3</text:p>
          </table:table-cell>
          <table:table-cell table:style-name="ce1" office:value-type="date" office:date-value="2011-11-11">
            <text:p>2011년 11월 11일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stampInfo9</text:p>
          </table:table-cell>
          <table:table-cell table:style-name="ce1" office:value-type="date" office:date-value="2011-11-11">
            <text:p>2011년 11월 11일</text:p>
          </table:table-cell>
          <table:table-cell table:number-columns-repeated="1018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2017-06-11</text:date>, <text:time>21:08:1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21:08:19.15</dc:date>
    <dc:creator>a a</dc:creator>
    <meta:generator>OpenOffice/4.1.3$Win32 OpenOffice.org_project/413m1$Build-9783</meta:generator>
    <meta:editing-duration>PT10H52M21S</meta:editing-duration>
    <meta:editing-cycles>6</meta:editing-cycles>
    <meta:document-statistic meta:table-count="3" meta:cell-count="31" meta:object-count="0"/>
  </office:meta>
</office:document-meta>
</file>